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</style:style>
    <style:style style:name="P2" style:family="paragraph" style:parent-style-name="Heading_20_1">
      <style:paragraph-properties style:line-height-at-least="0.423cm"/>
      <style:text-properties officeooo:paragraph-rsid="000b34d2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0b34d2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0b3e23"/>
    </style:style>
    <style:style style:name="P7" style:family="paragraph" style:parent-style-name="LO-normal">
      <style:paragraph-properties fo:margin-left="1.27cm" fo:margin-right="0cm" fo:text-indent="0cm" style:auto-text-indent="false"/>
    </style:style>
    <style:style style:name="P8" style:family="paragraph" style:parent-style-name="LO-normal">
      <style:paragraph-properties fo:margin-left="1.27cm" fo:margin-right="0cm" fo:text-indent="0cm" style:auto-text-indent="false"/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P9" style:family="paragraph" style:parent-style-name="Title">
      <style:paragraph-properties style:line-height-at-least="0.002cm" fo:text-align="center" style:justify-single-word="false"/>
    </style:style>
    <style:style style:name="P10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Heading_20_1" style:list-style-name="WWNum1a">
      <style:paragraph-properties style:line-height-at-least="0.423cm"/>
    </style:style>
    <style:style style:name="P12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0c8245" style:font-name-asian="Microsoft YaHei" style:font-size-asian="14pt" style:font-name-complex="Arial" style:font-size-complex="14pt"/>
    </style:style>
    <style:style style:name="P13" style:family="paragraph" style:parent-style-name="Heading_20_2" style:list-style-name="WWNum1a">
      <style:paragraph-properties style:line-height-at-least="0.423cm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0b3e23" style:font-size-asian="10pt" style:font-size-complex="10pt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0c8245" style:font-size-asian="10pt" style:font-size-complex="10pt"/>
    </style:style>
    <style:style style:name="P16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0b3e23"/>
    </style:style>
    <style:style style:name="P17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31468"/>
    </style:style>
    <style:style style:name="P18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orphans="0" fo:widows="0" fo:text-indent="0cm" style:auto-text-indent="false"/>
      <style:text-properties officeooo:paragraph-rsid="00131468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b34d2" style:font-size-asian="10pt" style:font-size-complex="10pt"/>
    </style:style>
    <style:style style:name="T8" style:family="text">
      <style:text-properties fo:font-size="10pt" officeooo:rsid="000b3e23" style:font-size-asian="10pt" style:font-size-complex="10pt"/>
    </style:style>
    <style:style style:name="T9" style:family="text">
      <style:text-properties fo:font-size="10pt" officeooo:rsid="000c8245" style:font-size-asian="10pt" style:font-size-complex="10pt"/>
    </style:style>
    <style:style style:name="T10" style:family="text">
      <style:text-properties officeooo:rsid="000b34d2"/>
    </style:style>
    <style:style style:name="T11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2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3" style:family="text">
      <style:text-properties style:font-name="Liberation Sans" fo:font-size="14pt" officeooo:rsid="0012697e" style:font-name-asian="Microsoft YaHei" style:font-size-asian="14pt" style:font-name-complex="Arial" style:font-size-complex="14pt"/>
    </style:style>
    <style:style style:name="T14" style:family="text">
      <style:text-properties officeooo:rsid="000b3e23"/>
    </style:style>
    <style:style style:name="T15" style:family="text">
      <style:text-properties officeooo:rsid="000c8245"/>
    </style:style>
    <style:style style:name="T16" style:family="text">
      <style:text-properties officeooo:rsid="0013a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istema de </text:span><text:span text:style-name="T5">Gerenciamento de Teatro</text:span><text:line-break/>Caso de Uso: <text:span text:style-name="T13">Editar dados do usuário</text:span></text:p>
      <text:list xml:id="list304494499" text:style-name="WWNum1a">
        <text:list-item>
          <text:p text:style-name="P11">Descrição</text:p>
        </text:list-item>
      </text:list>
      <text:p text:style-name="P3"><text:span text:style-name="T6">Este serviço descreve como é feita </text:span><text:span text:style-name="T3">a </text:span><text:span text:style-name="T4">alteração de dados do usuário.</text:span></text:p>
      <text:list xml:id="list145919836119221" text:continue-numbering="true" text:style-name="WWNum1a">
        <text:list-item>
          <text:p text:style-name="P11">Descrição do Ator</text:p>
          <text:list>
            <text:list-item>
              <text:p text:style-name="P12">Participante</text:p>
            </text:list-item>
          </text:list>
        </text:list-item>
        <text:list-item>
          <text:p text:style-name="P11">Pré-requisito</text:p>
        </text:list-item>
      </text:list>
      <text:p text:style-name="P6"><text:span text:style-name="T6">1. </text:span><text:span text:style-name="T4">Está autenticado.</text:span></text:p>
      <text:list xml:id="list145918472125778" text:continue-numbering="true" text:style-name="WWNum1a">
        <text:list-item>
          <text:p text:style-name="P11">Fluxo básico de eventos</text:p>
        </text:list-item>
      </text:list>
      <text:list xml:id="list3125854458" text:style-name="WWNum2a">
        <text:list-item>
          <text:p text:style-name="P14">O Participante faz a escolha para editar as informações de usuário.</text:p>
        </text:list-item>
        <text:list-item>
          <text:p text:style-name="P16"><text:span text:style-name="T9">Será mostrada uma tela para fazer as alterações no usuário escolhido</text:span><text:span text:style-name="T6">.</text:span></text:p>
        </text:list-item>
        <text:list-item>
          <text:p text:style-name="P15">Após as alterações o participante será informado que tudo ocorreu corretamente.</text:p>
        </text:list-item>
      </text:list>
      <text:list xml:id="list145918163034251" text:continue-list="list145918472125778" text:style-name="WWNum1a">
        <text:list-item>
          <text:p text:style-name="P11">Fluxos alternativos</text:p>
        </text:list-item>
      </text:list>
      <text:p text:style-name="P2"><text:span text:style-name="T10">5.1 </text:span><text:span text:style-name="T12">Usuário não encontrado.</text:span></text:p>
      <text:p text:style-name="P4"><text:span text:style-name="T4">Caso o usuário pesquisado não se encontra no banco de dados</text:span><text:span text:style-name="T6">:</text:span></text:p>
      <text:p text:style-name="P5"><text:span text:style-name="T7"><text:tab/>1. </text:span><text:span text:style-name="T6">O sistema informa ao </text:span><text:span text:style-name="T9">participante</text:span><text:span text:style-name="T6"> que </text:span><text:span text:style-name="T2">a</text:span><text:span text:style-name="T4">quele usuário não foi encontrado</text:span><text:span text:style-name="T3">.</text:span></text:p>
      <text:p text:style-name="P2"><text:span text:style-name="T10">5.2 </text:span><text:span text:style-name="T11">Falha no p</text:span><text:span text:style-name="T12">reenchimento de dados</text:span><text:bookmark-start text:name="_heading=h.e9sl33f212yp"/></text:p>
      <text:p text:style-name="P4"><text:span text:style-name="T3">Em caso de </text:span><text:span text:style-name="T4">dados preenchidos incorretamente</text:span><text:span text:style-name="T6">:</text:span></text:p>
      <text:list xml:id="list3473900521" text:style-name="WWNum3a">
        <text:list-item>
          <text:p text:style-name="P17"><text:span text:style-name="T6">O sistema informa ao usuário que </text:span><text:span text:style-name="T8">houve falha n</text:span><text:span text:style-name="T9">as alterações de dados</text:span><text:span text:style-name="T6">.</text:span></text:p>
        </text:list-item>
        <text:list-item>
          <text:p text:style-name="P18"><text:span text:style-name="T6">O </text:span><text:span text:style-name="T7">sistema pede que refaça </text:span><text:span text:style-name="T8">o processo e tente novamente </text:span><text:span text:style-name="T9">ou volte a tela anterior</text:span><text:span text:style-name="T6">. </text:span></text:p>
        </text:list-item>
      </text:list>
      <text:list xml:id="list145919708209149" text:continue-list="list145918163034251" text:style-name="WWNum1a">
        <text:list-item>
          <text:p text:style-name="P11">Cenários chave</text:p>
          <text:list>
            <text:list-item>
              <text:p text:style-name="P13">Erro ao conectar com o banco de dados.</text:p>
            </text:list-item>
          </text:list>
        </text:list-item>
        <text:list-item>
          <text:p text:style-name="P11">Pós-condição</text:p>
          <text:list>
            <text:list-item>
              <text:p text:style-name="P13"><text:span text:style-name="T12">Alteração feita com sucesso</text:span><text:span text:style-name="T14">. </text:span></text:p>
            </text:list-item>
          </text:list>
        </text:list-item>
      </text:list>
      <text:p text:style-name="P8">O participante conseguiu alterar o<text:span text:style-name="T16">s dados do</text:span> usuário.<text:bookmark-start text:name="_heading=h.3ybgif14tkxo"/></text:p>
      <text:list xml:id="list145918598404899" text:continue-numbering="true" text:style-name="WWNum1a">
        <text:list-item>
          <text:list>
            <text:list-item>
              <text:p text:style-name="P13">Falha <text:span text:style-name="T11">na </text:span><text:span text:style-name="T12">alteração</text:span><text:bookmark-start text:name="_heading=h.i3hgy9e01tu0"/></text:p>
            </text:list-item>
          </text:list>
        </text:list-item>
      </text:list>
      <text:p text:style-name="P7">O <text:span text:style-name="T15">participante não conseguiu alterar o</text:span><text:span text:style-name="T16">s dados</text:span><text:span text:style-name="T15"> usuário e foi redirecionado para a tela inicial.</text:span></text:p>
      <text:list xml:id="list145919735526330" text:continue-numbering="true" text:style-name="WWNum1a">
        <text:list-item>
          <text:p text:style-name="P11"><text:soft-page-break/>Requisitos especiais</text:p>
        </text:list-item>
      </text:list>
      <text:p text:style-name="P10">Não se aplica.</text:p>
      <text:p text:style-name="LO-normal"/>
      <text:p text:style-name="P1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0.635cm" fo:text-indent="-0.63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6M52S</meta:editing-duration>
    <meta:editing-cycles>9</meta:editing-cycles>
    <meta:generator>LibreOffice/7.1.5.2$Windows_X86_64 LibreOffice_project/85f04e9f809797b8199d13c421bd8a2b025d52b5</meta:generator>
    <dc:date>2021-10-18T14:59:17.739000000</dc:date>
    <meta:document-statistic meta:table-count="0" meta:image-count="0" meta:object-count="0" meta:page-count="2" meta:paragraph-count="28" meta:word-count="201" meta:character-count="1180" meta:non-whitespace-character-count="1021"/>
  </office:meta>
</office:document-meta>
</file>